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A0000014A43F2D42D.png"/>
  <manifest:file-entry manifest:media-type="image/png" manifest:full-path="Pictures/10000201000003200000025879B654D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179cm" svg:height="15.884cm" svg:x="6.821cm" svg:y="3.302cm">
          <draw:image xlink:href="Pictures/10000201000003200000025879B654D4.png" xlink:type="simple" xlink:show="embed" xlink:actuate="onLoad">
            <text:p/>
          </draw:image>
        </draw:frame>
        <draw:frame draw:style-name="gr1" draw:text-style-name="P1" xml:id="id1" draw:id="id1" draw:layer="layout" svg:width="8.736cm" svg:height="8.736cm" svg:x="9.044cm" svg:y="4.218cm">
          <draw:image xlink:href="Pictures/100002010000014A0000014A43F2D4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presentation:node-type="on-click" presentation:preset-class="emphasis" presentation:preset-id="ooo-emphasis-spin">
                  <anim:animateTransform smil:dur="2s" smil:fill="hold" smil:targetElement="id1" smil:by="720" smil:attributeName="transform" svg:type="rotat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12-11T20:34:48.51</meta:creation-date>
    <meta:editing-duration>PT49M6S</meta:editing-duration>
    <meta:editing-cycles>3</meta:editing-cycles>
    <dc:date>2022-12-11T21:39:05.62</dc:date>
    <meta:generator>OpenOffice/4.1.13$Win32 OpenOffice.org_project/4113m1$Build-9810</meta:generator>
    <meta:document-statistic meta:object-count="25"/>
  </office:meta>
</office:document-meta>
</file>